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075c" officeooo:paragraph-rsid="000107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ódigo de Conducta</text:p>
      <text:p text:style-name="P1"/>
      <text:p text:style-name="P1">PyConAr es una conferencia de comunidad que busca mejorar la comunicación y colaboración de la comunidad de desarrolladores.</text:p>
      <text:p text:style-name="P1"/>
      <text:p text:style-name="P1">Valoramos la participación de cada miembro de la comunidad de Python y queremos que todos los asistentes tengan una experiencia agradable y satisfactoria. Para ello, se espera de todos los asistentes que se sean respetuosos y corteses con el resto de la los asistentes, sea durante la conferencia misma o cualquier otra etapa relacionada, así se trate instancias auspiciadas por PyConAr o no.</text:p>
      <text:p text:style-name="P1"/>
      <text:p text:style-name="P1">Para que quede claro lo que se espera, todo delegado, disertante, expositor o voluntario en cualquier evento de PyConAr deberá seguir el siguiente Código de Conducta. Los organizadores cuidarán la observación de estas normas durante el evento.</text:p>
      <text:p text:style-name="P1"/>
      <text:p text:style-name="P1">LA VERSIÓN CORTA</text:p>
      <text:p text:style-name="P1"/>
      <text:p text:style-name="P1">PyConAr tiene como misión proveer de una experiencia de conferencia libre de acoso o discriminación para todos, sin distinciones de género, orientación sexual, invalidez, aspecto físico, tamaño corporal, etnia, o religión. No se tolerará la discriminación de los asistentes en ninguna forma.</text:p>
      <text:p text:style-name="P1"/>
      <text:p text:style-name="P1">Todo contenido debería ser el apropiado para una audiencia profesional incluyendo a personas de distintas áreas. Las temáticas y contenidos sexuales no son apropiadas para ninguna instancia de la conferencia, incluso para las charlas.</text:p>
      <text:p text:style-name="P1"/>
      <text:p text:style-name="P1">Se amable con los demás. No insultes o desprecies a otros aisistentes. Compórtate como un profesional. Recuerda que chistes discriminatorios, sexistas, racistas, de acoso no son apropiados para PyConAr.</text:p>
      <text:p text:style-name="P1"/>
      <text:p text:style-name="P1">A los asistentes que violen estas normas se les podrá pedir que abandonen la conferencia sin derecho a reembolso, siendo suficiente para ello el criterio de los organizadores.</text:p>
      <text:p text:style-name="P1"/>
      <text:p text:style-name="P1">Gracias por hacer de este un evento abierto a la comunidad y amistoso.</text:p>
      <text:p text:style-name="P1"/>
      <text:p text:style-name="P1">LA VERSION LARGA</text:p>
      <text:p text:style-name="P1"/>
      <text:p text:style-name="P1">Acoso incluye comentarios ofensivos relativos a género, orientación sexual, invalidez, aspecto físico, tamaño corporal, etnia, religión, pornografía en espacios públicos, intimidación deliberada, acecho, persecución, acoso por fotografías o grabaciones, constante interrupción de charlas u otros eventos, contacto físico impropio y el acoso sexual.</text:p>
      <text:p text:style-name="P1"/>
      <text:p text:style-name="P1">Los participantes que sean apercibidos por acoso deberán abstenerse inmediatamente.</text:p>
      <text:p text:style-name="P1"/>
      <text:p text:style-name="P1">Las exhibiciones en el pasillo de exposición, espacios de auspiciantes o empresas o actividades similares deberán regirse también por la mencionada política de anti-acoso. Especialmente, los expositores no deberían utilizar imagenes ,actividades u otro material de contenido sexual. El personal de exposición (incluyendo voluntarios) no debería usar vestimenta, uniformes o indumentaria de tipo sexual, o generar un ambiente sexual de algún modo.</text:p>
      <text:p text:style-name="P1"/>
      <text:p text:style-name="P1">Se cuidadoso al seleccionar las palabras. Recuerda que los chistes sexistas, racistas y de otras clases pueden ser ofensivos para los demás. El exceso de malas palabras o chistes ofensivos no son <text:soft-page-break/>apropiados para PyConAr.</text:p>
      <text:p text:style-name="P1"/>
      <text:p text:style-name="P1">Si un participante se comportara de forma que violase el Código de Conducta, los organizadores de la conferencia podrían tomar las medidas que ellos consideren adecuadas, incluyendo el apercibimiento o expulsión de la conferencia, sin derecho a reembolso.</text:p>
      <text:p text:style-name="P1"/>
      <text:p text:style-name="P1">INFORMACIÓN DE CONTACTO</text:p>
      <text:p text:style-name="P1"/>
      <text:p text:style-name="P1">Si eres objeto de acoso, notas que alguien más está siendo acosado, o tienes cualquier otro reclamo, por favor contáctate con un miembro del personal de la conferencia. El personal de la conferencia vestirá una camiseta con la leyenda "PyConAr Staff". Además puedes contactar al personal del lugar y pedir por el responsable de la conferencia.</text:p>
      <text:p text:style-name="P1"/>
      <text:p text:style-name="P1">Si el problema es especialmente urgente, por favor llama o contacta a alguno de estos individuos: Juan Pedro Fisanotti (3492 661732) [más personas serán agregadas a esta lista, es bueno que estés atento a los cambios].</text:p>
      <text:p text:style-name="P1"/>
      <text:p text:style-name="P1">El personal de la conferencia ayudará con gusto a los participantes para que se pongan en contacto con el personal de seguridad del lugar o la policía local, proveer custodia u otros tipos de asistencia para aquellos sean objeto de acoso, de manera que puedan participar de la conferencia con comodidad. Nosotros valoramos tu asistencia.</text:p>
      <text:p text:style-name="P1"/>
      <text:p text:style-name="P1">LICENCIA</text:p>
      <text:p text:style-name="P1"/>
      <text:p text:style-name="P1">El Código de Conducta de la conferencia, por http://us.pycon.org/2012/codeofconduct/ está registrada bajo una licencia Creative Commons Attribution 3.0 Unported..</text:p>
      <text:p text:style-name="P1"/>
      <text:p text:style-name="P1">[traducción original realizada por el equipo de PyConAr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Fisanotti</meta:initial-creator>
    <meta:creation-date>2014-08-27T16:47:10.410796365</meta:creation-date>
    <dc:date>2014-08-27T16:47:36.193550166</dc:date>
    <dc:creator>Juan Fisanotti</dc:creator>
    <meta:editing-duration>P0D</meta:editing-duration>
    <meta:editing-cycles>1</meta:editing-cycles>
    <meta:document-statistic meta:table-count="0" meta:image-count="0" meta:object-count="0" meta:page-count="2" meta:paragraph-count="23" meta:word-count="640" meta:character-count="4285" meta:non-whitespace-character-count="3668"/>
    <meta:generator>LibreOffice/4.2.4.2$Linux_X86_64 LibreOffice_project/420m0$Build-2</meta:generator>
  </office:meta>
</office:document-meta>
</file>